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officeooo:rsid="000fd558" officeooo:paragraph-rsid="000fd55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Verdana" fo:font-size="18pt" fo:font-weight="bold" officeooo:rsid="000fd558" officeooo:paragraph-rsid="000fd558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sans-serif" fo:font-size="16pt" fo:font-weight="bold" officeooo:paragraph-rsid="000fd558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sans-serif" fo:font-size="16pt" fo:font-weight="normal" officeooo:paragraph-rsid="000fd558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sans-serif" fo:font-size="16pt" fo:font-weight="normal" officeooo:rsid="0011243f" officeooo:paragraph-rsid="0011243f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sans-serif" fo:font-size="15pt" fo:font-weight="normal" style:font-weight-asian="normal" style:font-weight-complex="normal"/>
    </style:style>
    <style:style style:name="P7" style:family="paragraph" style:parent-style-name="Standard">
      <style:text-properties style:font-name="sans-serif" fo:font-size="15pt" fo:font-weight="normal" officeooo:paragraph-rsid="000fd558" style:font-weight-asian="normal" style:font-weight-complex="normal"/>
    </style:style>
    <style:style style:name="T1" style:family="text">
      <style:text-properties officeooo:rsid="000fd558"/>
    </style:style>
    <style:style style:name="T2" style:family="text">
      <style:text-properties style:font-size-asian="16pt" style:font-size-complex="16pt"/>
    </style:style>
    <style:style style:name="T3" style:family="text">
      <style:text-properties officeooo:rsid="001257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6 Cele do osiągnięcia</text:p>
      <text:p text:style-name="P1"/>
      <text:p text:style-name="P3"><text:span text:style-name="T1">1.6.1 </text:span>Cele produktu</text:p>
      <text:p text:style-name="P5">Celem do osiągnięcia przez produkt “SKÓRKA” jest wspomaganie produkcji oraz sprzedaży produktów skóropodobnych, <text:span text:style-name="T3">w tym ułatwienie zapewnienia odpowiedniego poziomu jakości produktu oraz harmonogramu w zakładzie produkcyjnym, a także punktualną dostawę produktów od klienta oraz podniesienie zadowolenia pracowników poprzez wyeliminiowanie problemów wynikających z braku organizacji czy nieprawidłowej komunikacji wewnątrz przedsiębiorstwa.</text:span></text:p>
      <text:p text:style-name="P3"/>
      <text:p text:style-name="P3">1.6.2 Cele przedsięwzięcia projektowego</text:p>
      <text:p text:style-name="P7"><text:span text:style-name="T2">Naszym celem jest zaznajomienie się z poszczególnymi elementami </text:span>projektowania systemów informatycznych z wykorzystaniem metodyki strukturalnej. Uzyskiwanie potrzebnych informacji od klientów podczas procesu projektowania oraz utrzymywanie dobrego kontaktu. Chcemy również nabrać </text:p>
      <text:p text:style-name="P6">doświadczenie w pracy grupowej, odpowiednim planowaniu działań oraz dotrzymywaniu terminów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5-03-26T20:46:55.083532384</meta:creation-date>
    <meta:generator>LibreOffice/4.2.7.2$Linux_X86_64 LibreOffice_project/420m0$Build-2</meta:generator>
    <dc:date>2015-03-26T21:02:25.562511677</dc:date>
    <dc:creator>zbychu </dc:creator>
    <meta:editing-duration>PT6M26S</meta:editing-duration>
    <meta:editing-cycles>4</meta:editing-cycles>
    <meta:document-statistic meta:table-count="0" meta:image-count="0" meta:object-count="0" meta:page-count="1" meta:paragraph-count="6" meta:word-count="100" meta:character-count="889" meta:non-whitespace-character-count="794"/>
  </office:meta>
</office:document-meta>
</file>